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Arial" style:font-name-complex="Arial" fo:font-weight="bold" style:font-weight-asian="bold" style:font-weight-complex="bold" fo:color="#006699" fo:font-size="13.5pt" style:font-size-asian="13.5pt" style:font-size-complex="13.5pt"/>
    </style:style>
    <style:style style:name="T3" style:parent-style-name="Основнойшрифтабзаца" style:family="text">
      <style:text-properties style:font-name="Arial" style:font-name-complex="Arial" fo:font-weight="bold" style:font-weight-asian="bold" style:font-weight-complex="bold" fo:color="#006699" fo:font-size="13.5pt" style:font-size-asian="13.5pt" style:font-size-complex="13.5pt"/>
    </style:style>
    <style:style style:name="P4" style:parent-style-name="Обычный" style:family="paragraph">
      <style:text-properties style:font-name="Arial" style:font-name-complex="Arial" fo:color="#000000"/>
    </style:style>
    <style:style style:name="T5" style:parent-style-name="Основнойшрифтабзаца" style:family="text">
      <style:text-properties style:font-name="Verdana" fo:font-weight="bold" style:font-weight-asian="bold" fo:color="#222222" fo:font-size="9pt" style:font-size-asian="9pt" style:font-size-complex="9pt" fo:background-color="#FFFFFF"/>
    </style:style>
    <style:style style:name="T6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7" style:parent-style-name="apple-converted-space" style:family="text">
      <style:text-properties style:font-name="Verdana" fo:color="#222222" fo:font-size="9pt" style:font-size-asian="9pt" style:font-size-complex="9pt" fo:background-color="#FFFFFF"/>
    </style:style>
    <style:style style:name="T8" style:parent-style-name="il" style:family="text">
      <style:text-properties style:font-name="Verdana" fo:color="#222222" fo:font-size="9pt" style:font-size-asian="9pt" style:font-size-complex="9pt" fo:background-color="#FFFFFF"/>
    </style:style>
    <style:style style:name="T9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10" style:parent-style-name="il" style:family="text">
      <style:text-properties style:font-name="Verdana" fo:color="#222222" fo:font-size="9pt" style:font-size-asian="9pt" style:font-size-complex="9pt" fo:background-color="#FFFFFF"/>
    </style:style>
    <style:style style:name="T11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12" style:parent-style-name="apple-converted-space" style:family="text">
      <style:text-properties style:font-name="Verdana" fo:color="#222222" fo:font-size="9pt" style:font-size-asian="9pt" style:font-size-complex="9pt" fo:background-color="#FFFFFF"/>
    </style:style>
    <style:style style:name="T13" style:parent-style-name="il" style:family="text">
      <style:text-properties style:font-name="Verdana" fo:color="#222222" fo:font-size="9pt" style:font-size-asian="9pt" style:font-size-complex="9pt" fo:background-color="#FFFFFF"/>
    </style:style>
    <style:style style:name="T14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15" style:parent-style-name="apple-converted-space" style:family="text">
      <style:text-properties style:font-name="Verdana" fo:color="#222222" fo:font-size="9pt" style:font-size-asian="9pt" style:font-size-complex="9pt" fo:background-color="#FFFFFF"/>
    </style:style>
    <style:style style:name="T16" style:parent-style-name="il" style:family="text">
      <style:text-properties style:font-name="Verdana" fo:color="#222222" fo:font-size="9pt" style:font-size-asian="9pt" style:font-size-complex="9pt" fo:background-color="#FFFFFF"/>
    </style:style>
    <style:style style:name="T17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18" style:parent-style-name="il" style:family="text">
      <style:text-properties style:font-name="Verdana" fo:color="#222222" fo:font-size="9pt" style:font-size-asian="9pt" style:font-size-complex="9pt" fo:background-color="#FFFFFF"/>
    </style:style>
    <style:style style:name="T19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20" style:parent-style-name="il" style:family="text">
      <style:text-properties style:font-name="Verdana" fo:color="#222222" fo:font-size="9pt" style:font-size-asian="9pt" style:font-size-complex="9pt" fo:background-color="#FFFFFF"/>
    </style:style>
    <style:style style:name="T21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22" style:parent-style-name="il" style:family="text">
      <style:text-properties style:font-name="Verdana" fo:color="#222222" fo:font-size="9pt" style:font-size-asian="9pt" style:font-size-complex="9pt" fo:background-color="#FFFFFF"/>
    </style:style>
    <style:style style:name="T23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24" style:parent-style-name="Строгий" style:family="text">
      <style:text-properties style:font-name="Verdana" fo:color="#666666" fo:font-size="9pt" style:font-size-asian="9pt" style:font-size-complex="9pt" fo:background-color="#FFFFFF"/>
    </style:style>
    <style:style style:name="T25" style:parent-style-name="il" style:family="text">
      <style:text-properties style:font-name="Verdana" fo:font-weight="bold" style:font-weight-asian="bold" style:font-weight-complex="bold" fo:color="#666666" fo:font-size="9pt" style:font-size-asian="9pt" style:font-size-complex="9pt" fo:background-color="#FFFFFF"/>
    </style:style>
    <style:style style:name="T26" style:parent-style-name="Строгий" style:family="text">
      <style:text-properties style:font-name="Verdana" fo:color="#666666" fo:font-size="9pt" style:font-size-asian="9pt" style:font-size-complex="9pt" fo:background-color="#FFFFFF"/>
    </style:style>
    <style:style style:name="T27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28" style:parent-style-name="il" style:family="text">
      <style:text-properties style:font-name="Verdana" fo:color="#222222" fo:font-size="9pt" style:font-size-asian="9pt" style:font-size-complex="9pt" fo:background-color="#FFFFFF"/>
    </style:style>
    <style:style style:name="T29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P30" style:parent-style-name="Обычный" style:family="paragraph">
      <style:text-properties style:font-name="Arial" style:font-name-complex="Arial" fo:color="#000000"/>
    </style:style>
    <style:style style:name="P31" style:parent-style-name="Обычный" style:family="paragraph">
      <style:text-properties style:font-name="Arial" style:font-name-complex="Arial" fo:color="#000000"/>
    </style:style>
    <style:style style:name="P32" style:parent-style-name="Заголовок2" style:family="paragraph">
      <style:text-properties fo:font-size="12pt" style:font-size-asian="12pt" style:font-size-complex="12pt"/>
    </style:style>
    <style:style style:name="P33" style:parent-style-name="Обычныйвеб" style:family="paragraph">
      <style:paragraph-properties fo:margin-bottom="0in"/>
    </style:style>
    <style:style style:name="T34" style:parent-style-name="Основнойшрифтабзаца" style:family="text">
      <style:text-properties style:font-name="Verdana" fo:font-size="10pt" style:font-size-asian="10pt" style:font-size-complex="10pt"/>
    </style:style>
    <style:style style:name="T35" style:parent-style-name="Основнойшрифтабзаца" style:family="text">
      <style:text-properties style:font-name="Verdana" fo:font-size="10pt" style:font-size-asian="10pt" style:font-size-complex="10pt" fo:language="en" fo:country="US"/>
    </style:style>
    <style:style style:name="T36" style:parent-style-name="Основнойшрифтабзаца" style:family="text">
      <style:text-properties style:font-name="Verdana" fo:font-size="10pt" style:font-size-asian="10pt" style:font-size-complex="10pt"/>
    </style:style>
    <style:style style:name="T37" style:parent-style-name="Основнойшрифтабзаца" style:family="text">
      <style:text-properties style:font-name="Verdana" fo:font-size="10pt" style:font-size-asian="10pt" style:font-size-complex="10pt" fo:language="en" fo:country="US"/>
    </style:style>
    <style:style style:name="T38" style:parent-style-name="Основнойшрифтабзаца" style:family="text">
      <style:text-properties style:font-name="Verdana" fo:font-size="10pt" style:font-size-asian="10pt" style:font-size-complex="10pt"/>
    </style:style>
    <style:style style:name="T39" style:parent-style-name="Гиперссылка" style:family="text">
      <style:text-properties style:font-name="Verdana" fo:font-size="10pt" style:font-size-asian="10pt" style:font-size-complex="10pt" fo:language="en" fo:country="US"/>
    </style:style>
    <style:style style:name="T40" style:parent-style-name="Гиперссылка" style:family="text">
      <style:text-properties style:font-name="Verdana" fo:font-size="10pt" style:font-size-asian="10pt" style:font-size-complex="10pt"/>
    </style:style>
    <style:style style:name="T41" style:parent-style-name="Гиперссылка" style:family="text">
      <style:text-properties style:font-name="Verdana" fo:font-size="10pt" style:font-size-asian="10pt" style:font-size-complex="10pt" fo:language="en" fo:country="US"/>
    </style:style>
    <style:style style:name="T42" style:parent-style-name="Основнойшрифтабзаца" style:family="text">
      <style:text-properties style:font-name="Verdana" fo:font-size="10pt" style:font-size-asian="10pt" style:font-size-complex="10pt"/>
    </style:style>
    <style:style style:name="P43" style:parent-style-name="Обычныйвеб" style:family="paragraph">
      <style:paragraph-properties fo:margin-bottom="0in"/>
    </style:style>
    <style:style style:name="T44" style:parent-style-name="Основнойшрифтабзаца" style:family="text">
      <style:text-properties style:font-name="Verdana" fo:font-size="10pt" style:font-size-asian="10pt" style:font-size-complex="10pt"/>
    </style:style>
    <style:style style:name="T45" style:parent-style-name="Основнойшрифтабзаца" style:family="text">
      <style:text-properties style:font-name="Verdana" fo:font-size="10pt" style:font-size-asian="10pt" style:font-size-complex="10pt" fo:language="en" fo:country="US"/>
    </style:style>
    <style:style style:name="T46" style:parent-style-name="Основнойшрифтабзаца" style:family="text">
      <style:text-properties style:font-name="Verdana" fo:font-size="10pt" style:font-size-asian="10pt" style:font-size-complex="10pt"/>
    </style:style>
    <style:style style:name="T47" style:parent-style-name="Основнойшрифтабзаца" style:family="text">
      <style:text-properties style:font-name="Verdana" fo:font-size="10pt" style:font-size-asian="10pt" style:font-size-complex="10pt" fo:language="en" fo:country="US"/>
    </style:style>
    <style:style style:name="T48" style:parent-style-name="Основнойшрифтабзаца" style:family="text">
      <style:text-properties style:font-name="Verdana" fo:font-size="10pt" style:font-size-asian="10pt" style:font-size-complex="10pt"/>
    </style:style>
    <style:style style:name="T49" style:parent-style-name="Основнойшрифтабзаца" style:family="text">
      <style:text-properties style:font-name="Verdana" fo:font-size="10pt" style:font-size-asian="10pt" style:font-size-complex="10pt"/>
    </style:style>
    <style:style style:name="T50" style:parent-style-name="Основнойшрифтабзаца" style:family="text">
      <style:text-properties style:font-name="Verdana" fo:font-size="10pt" style:font-size-asian="10pt" style:font-size-complex="10pt"/>
    </style:style>
    <style:style style:name="P51" style:parent-style-name="Обычныйвеб" style:family="paragraph">
      <style:paragraph-properties fo:margin-bottom="0in" fo:line-height="115%"/>
    </style:style>
    <style:style style:name="T52" style:parent-style-name="Основнойшрифтабзаца" style:family="text">
      <style:text-properties style:font-name="Verdana" fo:font-size="10pt" style:font-size-asian="10pt" style:font-size-complex="10pt"/>
    </style:style>
    <style:style style:name="T53" style:parent-style-name="Основнойшрифтабзаца" style:family="text">
      <style:text-properties style:font-name="Verdana" fo:font-size="10pt" style:font-size-asian="10pt" style:font-size-complex="10pt"/>
    </style:style>
    <style:style style:name="T54" style:parent-style-name="Основнойшрифтабзаца" style:family="text">
      <style:text-properties style:font-name="Verdana" fo:font-size="10pt" style:font-size-asian="10pt" style:font-size-complex="10pt"/>
    </style:style>
    <style:style style:name="T55" style:parent-style-name="Основнойшрифтабзаца" style:family="text">
      <style:text-properties style:font-name="Verdana" fo:font-size="10pt" style:font-size-asian="10pt" style:font-size-complex="10pt"/>
    </style:style>
    <style:style style:name="T56" style:parent-style-name="Гиперссылка" style:family="text">
      <style:text-properties style:font-name="Verdana" fo:font-size="10pt" style:font-size-asian="10pt" style:font-size-complex="10pt"/>
    </style:style>
    <style:style style:name="T57" style:parent-style-name="Основнойшрифтабзаца" style:family="text">
      <style:text-properties style:font-name="Verdana" fo:font-size="10pt" style:font-size-asian="10pt" style:font-size-complex="10pt"/>
    </style:style>
    <style:style style:name="P58" style:parent-style-name="Обычныйвеб" style:family="paragraph">
      <style:paragraph-properties fo:margin-bottom="0in" fo:line-height="115%"/>
      <style:text-properties style:font-name="Verdana" fo:font-size="10pt" style:font-size-asian="10pt" style:font-size-complex="10pt"/>
    </style:style>
    <style:style style:name="P59" style:parent-style-name="Обычныйвеб" style:family="paragraph">
      <style:paragraph-properties fo:margin-bottom="0in" fo:line-height="115%"/>
      <style:text-properties style:font-name="Verdana" fo:font-size="10pt" style:font-size-asian="10pt" style:font-size-complex="10pt"/>
    </style:style>
    <style:style style:name="P60" style:parent-style-name="Обычныйвеб" style:family="paragraph">
      <style:paragraph-properties fo:margin-bottom="0in" fo:line-height="115%"/>
      <style:text-properties style:font-name="Verdana" fo:font-size="10pt" style:font-size-asian="10pt" style:font-size-complex="10pt"/>
    </style:style>
    <style:style style:name="P61" style:parent-style-name="Обычныйвеб" style:family="paragraph">
      <style:paragraph-properties fo:margin-bottom="0in" fo:line-height="115%"/>
      <style:text-properties style:font-name="Verdana" fo:font-size="10pt" style:font-size-asian="10pt" style:font-size-complex="10pt"/>
    </style:style>
    <style:style style:name="P62" style:parent-style-name="Обычный" style:family="paragraph">
      <style:text-properties style:font-name="Verdana" fo:color="#222222" fo:font-size="9pt" style:font-size-asian="9pt" style:font-size-complex="9pt" fo:background-color="#FFFFFF" fo:language="en" fo:country="US"/>
    </style:style>
    <style:style style:name="P63" style:parent-style-name="Обычный" style:family="paragraph">
      <style:text-properties style:font-name="Verdana" fo:color="#222222" fo:font-size="9pt" style:font-size-asian="9pt" style:font-size-complex="9pt" fo:background-color="#FFFFFF" fo:language="en" fo:country="US"/>
    </style:style>
    <style:style style:name="T64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65" style:parent-style-name="Гиперссылка" style:family="text">
      <style:text-properties style:font-name="Verdana" fo:color="#1155CC" fo:font-size="9pt" style:font-size-asian="9pt" style:font-size-complex="9pt" fo:background-color="#FFFFFF"/>
    </style:style>
    <style:style style:name="T66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67" style:parent-style-name="il" style:family="text">
      <style:text-properties style:font-name="Verdana" fo:color="#222222" fo:font-size="9pt" style:font-size-asian="9pt" style:font-size-complex="9pt" fo:background-color="#FFFFFF"/>
    </style:style>
    <style:style style:name="T68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T69" style:parent-style-name="il" style:family="text">
      <style:text-properties style:font-name="Verdana" fo:color="#222222" fo:font-size="9pt" style:font-size-asian="9pt" style:font-size-complex="9pt" fo:background-color="#FFFFFF"/>
    </style:style>
    <style:style style:name="T70" style:parent-style-name="Основнойшрифтабзаца" style:family="text">
      <style:text-properties style:font-name="Verdana" fo:color="#222222" fo:font-size="9pt" style:font-size-asian="9pt" style:font-size-complex="9pt" fo:background-color="#FFFFFF"/>
    </style:style>
    <style:style style:name="P71" style:parent-style-name="Обычный" style:family="paragraph">
      <style:text-properties style:font-name="Arial" style:font-name-complex="Arial" fo:color="#000000"/>
    </style:style>
  </office:automatic-styles>
  <office:body>
    <office:text text:use-soft-page-breaks="true">
      <text:p text:style-name="P1"><text:span text:style-name="T2">Экспресс</text:span><text:span text:style-name="T3"><text:s/>Космоснимки</text:span></text:p>
      <text:p text:style-name="P4"/>
      <text:p text:style-name="Обычный"><text:span text:style-name="T5">Важно!</text:span><text:span text:style-name="T6"><text:s/>Пространственные данные,</text:span><text:span text:style-name="T7"> </text:span><text:span text:style-name="T8">доступ</text:span><text:span text:style-name="T9">ные в сервисе, являются результатами интелле</text:span><text:span text:style-name="T10">к</text:span><text:span text:style-name="T11">туальной деятельности,</text:span><text:span text:style-name="T12"> </text:span><text:span text:style-name="T13">к</text:span><text:span text:style-name="T14">оторым предоставлена правовая охрана. В случае заказа данных происходит заключение договора с</text:span><text:span text:style-name="T15"> </text:span><text:span text:style-name="T16">к</text:span><text:span text:style-name="T17">омпанией-поставщи</text:span><text:span text:style-name="T18">к</text:span><text:span text:style-name="T19">ом ИТЦ С</text:span><text:span text:style-name="T20">К</text:span><text:span text:style-name="T21">АНЭ</text:span><text:span text:style-name="T22">К</text:span><text:span text:style-name="T23">С. Кроме использования в своих целях, заказчику передается </text:span><text:span text:style-name="T24">право создания и распространения производных проду</text:span><text:span text:style-name="T25">к</text:span><text:span text:style-name="T26">тов</text:span><text:span text:style-name="T27"> (например, картографических произведений), при условии, что это не связано с модифи</text:span><text:span text:style-name="T28">к</text:span><text:span text:style-name="T29">ацией и распространением исходных данных. </text:span></text:p>
      <text:p text:style-name="P30"/>
      <text:p text:style-name="P31"/>
      <text:h text:style-name="P32" text:outline-level="2">Использование сервиса</text:h>
      <text:list text:style-name="LFO16" text:continue-numbering="true">
        <text:list-item>
          <text:p text:style-name="P33"><text:span text:style-name="T34">Слой “</text:span><text:span text:style-name="T35">Basic</text:span><text:span text:style-name="T36"><text:s/></text:span><text:span text:style-name="T37">Coverage</text:span><text:span text:style-name="T38">” представляет собою базовое покрытие<text:s/></text:span><text:a xlink:href="http://express.kosmosnimki.ru/?permalink=7POIV" office:target-frame-name="_top" xlink:show="replace"><text:span text:style-name="T39">Kosmosnimki</text:span><text:span text:style-name="T40">.</text:span><text:span text:style-name="T41">Ru</text:span></text:a><text:span text:style-name="T42"><text:line-break/></text:span></text:p>
        </text:list-item>
        <text:list-item>
          <text:p text:style-name="P43"><text:span text:style-name="T44">Вкладка “</text:span><text:span text:style-name="T45">My</text:span><text:span text:style-name="T46"><text:s/></text:span><text:span text:style-name="T47">Layers</text:span><text:span text:style-name="T48">” позволяет осущ</text:span><text:span text:style-name="T49">ествлять доступ к Вашим заказам с использованием индивидуального ключа авторизации</text:span><text:span text:style-name="T50"><text:s/></text:span></text:p>
        </text:list-item>
      </text:list>
      <text:list text:style-name="LFO18" text:continue-numbering="true">
        <text:list-item>
          <text:p text:style-name="P51"><text:span text:style-name="T52">Самостоятельно подобрать интересующие Вас данные и сделать заказ вы можете, з</text:span><text:span text:style-name="T53">айдя на</text:span><text:span text:style-name="T54"><text:s/>сервис</text:span><text:span text:style-name="T55"><text:s/></text:span><text:a xlink:href="http://express.kosmosnimki.ru" office:target-frame-name="_top" xlink:show="replace"><text:span text:style-name="T56">каталога</text:span></text:a><text:span text:style-name="T57"><text:line-break/></text:span></text:p>
        </text:list-item>
        <text:list-item>
          <text:p text:style-name="P58">После одобрения заказа и подписания договора,<text:s/>Вы получите письмо с подтверждением об активации API-ключа, содержащее:</text:p>
          <text:list text:continue-numbering="true">
            <text:list-item>
              <text:p text:style-name="P59">ссылку на Вашу “личную карту пользователя”<text:s/></text:p>
            </text:list-item>
            <text:list-item>
              <text:p text:style-name="P60">WMS ссылку для подключения списка слоев в ГИС<text:s/></text:p>
            </text:list-item>
            <text:list-item>
              <text:p text:style-name="P61">Возможность заказать дополнительные услуги по обработке данных и созданию продуктов<text:line-break/></text:p>
            </text:list-item>
          </text:list>
        </text:list-item>
      </text:list>
      <text:p text:style-name="P62"/>
      <text:p text:style-name="P63"/>
      <text:p text:style-name="Обычный"><text:span text:style-name="T64">За дополнительной информацией обращайтесь - </text:span><text:a xlink:href="mailto:sales@scanex.ru" office:target-frame-name="_blank" xlink:show="new"><text:span text:style-name="T65">sales@scanex.ru</text:span></text:a><text:span text:style-name="T66"> или +7 495 7397385 (отдел распространения данных ИТЦ С</text:span><text:span text:style-name="T67">К</text:span><text:span text:style-name="T68">АНЭ</text:span><text:span text:style-name="T69">К</text:span><text:span text:style-name="T70">С)</text:span></text:p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/>
      <style:text-properties fo:font-weight="bold" style:font-weight-asian="bold" style:font-weight-complex="bold" fo:font-size="13.5pt" style:font-size-asian="13.5pt" style:font-size-complex="13.5pt" fo:hyphenate="false"/>
    </style:style>
    <style:style style:name="Заголовок4" style:display-name="Заголовок 4" style:family="paragraph" style:parent-style-name="Обычный" style:default-outline-level="4">
      <style:paragraph-properties fo:margin-top="0.0694in" fo:margin-bottom="0.0694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Style2" style:display-name="Style2" style:family="paragraph" style:parent-style-name="Заголовок2" style:next-style-name="Обычный" style:default-outline-level="2">
      <style:text-properties fo:font-style="normal" style:font-style-asian="normal" fo:font-size="16pt" style:font-size-asian="16pt" style:font-size-complex="16pt" style:language-asian="ar" style:country-asian="SA" fo:hyphenate="false"/>
    </style:style>
    <style:style style:name="Style_heading" style:display-name="Style_heading" style:family="text" style:parent-style-name="Основнойшрифтабзаца">
      <style:text-properties style:font-name="Times New Roman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/>
    <style:style style:name="il" style:display-name="il" style:family="text"/>
    <style:style style:name="Строгий" style:display-name="Строгий" style:family="text">
      <style:text-properties fo:font-weight="bold" style:font-weight-asian="bold" style:font-weight-complex="bold"/>
    </style:style>
    <style:style style:name="Заголовок3Знак" style:display-name="Заголовок 3 Знак" style:family="text">
      <style:text-properties fo:font-weight="bold" style:font-weight-asian="bold" style:font-weight-complex="bold" fo:font-size="13.5pt" style:font-size-asian="13.5pt" style:font-size-complex="13.5pt"/>
    </style:style>
    <style:style style:name="Обычныйвеб" style:display-name="Обычный (веб)" style:family="paragraph" style:parent-style-name="Обычный">
      <style:paragraph-properties fo:margin-top="0.0694in" fo:margin-bottom="0.0826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Times New Roman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Times New Roman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Экспресс Космоснимки – новые сервисы доступа к пространственным данным</dc:title>
    <meta:initial-creator>user</meta:initial-creator>
    <dc:creator>Georgy Potapov</dc:creator>
    <meta:creation-date>2012-10-26T13:16:00Z</meta:creation-date>
    <dc:date>2012-10-26T13:16:00Z</dc:date>
    <meta:template xlink:href="Normal" xlink:type="simple"/>
    <meta:editing-cycles>2</meta:editing-cycles>
    <meta:editing-duration>PT0S</meta:editing-duration>
    <meta:document-statistic meta:page-count="1" meta:paragraph-count="2" meta:word-count="208" meta:character-count="1393" meta:row-count="9" meta:non-whitespace-character-count="1187"/>
  </office:meta>
</office:document-meta>
</file>